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e0e" officeooo:paragraph-rsid="00034e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aylwar@mlaylwar-ThinkPad-X220:~$ cd ~/Downloads</text:p>
      <text:p text:style-name="P1">mlaylwar@mlaylwar-ThinkPad-X220:~/Downloads$ ls</text:p>
      <text:p text:style-name="P1">2100 expert_High Sensitivity DNA Assay_DE04103197_2015-08-28_14-59-42 (1).pdf</text:p>
      <text:p text:style-name="P1">2100 expert_High Sensitivity DNA Assay_DE04103197_2015-08-28_14-59-42.pdf</text:p>
      <text:p text:style-name="P1">21884.zip</text:p>
      <text:p text:style-name="P1">ArcGIS_10.1_Installation.pdf</text:p>
      <text:p text:style-name="P1">ArcGIS_10.3_Readme_first.txt</text:p>
      <text:p text:style-name="P1">ArcGIS_Desktop_103_143350.iso</text:p>
      <text:p text:style-name="P1">Bioanalyzer Order Form aye-aye 27.8.15.ods</text:p>
      <text:p text:style-name="P1">Bioanalyzer Order Form aye-aye 27.8.15.xlsx</text:p>
      <text:p text:style-name="P1">Bio--Tools--Run--BWA.3pm.gz</text:p>
      <text:p text:style-name="P1">cacert.crt</text:p>
      <text:p text:style-name="P1">Di Fiore 2005.pdf</text:p>
      <text:p text:style-name="P1">File1.odt</text:p>
      <text:p text:style-name="P1">GCA_000241425.1_DauMad_1.0_genomic.fna</text:p>
      <text:p text:style-name="P1">GenomeAssembly.fna.gz</text:p>
      <text:p text:style-name="P1">IUCN ssp.pdf</text:p>
      <text:p text:style-name="P1">Lacy--2013-Zoo_Biology.pdf</text:p>
      <text:p text:style-name="P1">mlaylwar@mlaylwar-ThinkPad-X220:~/Downloads$ scp breezy.westgrid.ca</text:p>
      <text:p text:style-name="P1">usage: scp [-12346BCpqrv] [-c cipher] [-F ssh_config] [-i identity_file]</text:p>
      <text:p text:style-name="P1"><text:s text:c="11"/>[-l limit] [-o ssh_option] [-P port] [-S program]</text:p>
      <text:p text:style-name="P1"><text:s text:c="11"/>[[user@]host1:]file1 ... [[user@]host2:]file2</text:p>
      <text:p text:style-name="P1">mlaylwar@mlaylwar-ThinkPad-X220:~/Downloads$ sftp breezy.westgrid.ca</text:p>
      <text:p text:style-name="P1">mlaylwar@breezy.westgrid.ca's password: </text:p>
      <text:p text:style-name="P1">Connected to breezy.westgrid.ca.</text:p>
      <text:p text:style-name="P1">sftp&gt; ls</text:p>
      <text:p text:style-name="P1">data <text:s/></text:p>
      <text:p text:style-name="P1">sftp&gt; cd data</text:p>
      <text:p text:style-name="P1">sftp&gt; !ls</text:p>
      <text:p text:style-name="P1">2100 expert_High Sensitivity DNA Assay_DE04103197_2015-08-28_14-59-42 (1).pdf</text:p>
      <text:p text:style-name="P1">2100 expert_High Sensitivity DNA Assay_DE04103197_2015-08-28_14-59-42.pdf</text:p>
      <text:p text:style-name="P1">21884.zip</text:p>
      <text:p text:style-name="P1">ArcGIS_10.1_Installation.pdf</text:p>
      <text:p text:style-name="P1">ArcGIS_10.3_Readme_first.txt</text:p>
      <text:p text:style-name="P1">ArcGIS_Desktop_103_143350.iso</text:p>
      <text:p text:style-name="P1">Bioanalyzer Order Form aye-aye 27.8.15.ods</text:p>
      <text:p text:style-name="P1">Bioanalyzer Order Form aye-aye 27.8.15.xlsx</text:p>
      <text:p text:style-name="P1">Bio--Tools--Run--BWA.3pm.gz</text:p>
      <text:p text:style-name="P1">cacert.crt</text:p>
      <text:p text:style-name="P1">Di Fiore 2005.pdf</text:p>
      <text:p text:style-name="P1">File1.odt</text:p>
      <text:p text:style-name="P1">GCA_000241425.1_DauMad_1.0_genomic.fna</text:p>
      <text:p text:style-name="P1">GenomeAssembly.fna.gz</text:p>
      <text:p text:style-name="P1">IUCN ssp.pdf</text:p>
      <text:p text:style-name="P1">Lacy--2013-Zoo_Biology.pdf</text:p>
      <text:p text:style-name="P1">sftp&gt; put GenomeAssembly.fna.gz</text:p>
      <text:p text:style-name="P1">Uploading GenomeAssembly.fna.gz to /home/mlaylwar/data/GenomeAssembly.fna.gz</text:p>
      <text:p text:style-name="P1">GenomeAssembly.fna.gz <text:s text:c="24"/>100% <text:s/>920MB <text:s/>11.1MB/s <text:s text:c="2"/>01:23 <text:s text:c="3"/></text:p>
      <text:p text:style-name="P1">sftp&gt;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7:57:02.098255124</meta:creation-date>
    <dc:date>2015-09-04T17:58:25.465280516</dc:date>
    <meta:editing-duration>P0D</meta:editing-duration>
    <meta:editing-cycles>1</meta:editing-cycles>
    <meta:document-statistic meta:table-count="0" meta:image-count="0" meta:object-count="0" meta:page-count="1" meta:paragraph-count="49" meta:word-count="137" meta:character-count="1746" meta:non-whitespace-character-count="1559"/>
    <meta:generator>LibreOffice/4.2.8.2$Linux_X86_64 LibreOffice_project/420m0$Build-2</meta:generator>
  </office:meta>
</office:document-meta>
</file>